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9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19.23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32.44mm"/>
    </style:style>
    <style:style style:name="co6" style:family="table-column">
      <style:table-column-properties fo:break-before="auto" style:column-width="25.75mm"/>
    </style:style>
    <style:style style:name="co7" style:family="table-column">
      <style:table-column-properties fo:break-before="auto" style:column-width="221.49mm"/>
    </style:style>
    <style:style style:name="co8" style:family="table-column">
      <style:table-column-properties fo:break-before="auto" style:column-width="68.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65.44mm"/>
    </style:style>
    <style:style style:name="co11" style:family="table-column">
      <style:table-column-properties fo:break-before="auto" style:column-width="156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2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109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ackground-color="#3465a4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vertical-align="top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147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200"/>
    </style:style>
    <style:style style:name="ce126" style:family="table-cell" style:parent-style-name="Default">
      <style:table-cell-properties fo:background-color="#ffff00"/>
    </style:style>
    <style:style style:name="ce165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8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mm"/>
      <style:text-properties fo:color="#ffffff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7" style:family="table-cell" style:parent-style-name="Default">
      <style:table-cell-properties fo:wrap-option="wrap"/>
    </style:style>
    <style:style style:name="ce198" style:family="table-cell" style:parent-style-name="Default">
      <style:table-cell-properties fo:background-color="#5983b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53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nti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44"/>
        <table:table-column table:style-name="co3" table:default-cell-style-name="ce79"/>
        <table:table-column table:style-name="co4" table:default-cell-style-name="ce95"/>
        <table:table-column table:style-name="co5" table:default-cell-style-name="Default"/>
        <table:table-column table:style-name="co6" table:default-cell-style-name="Default"/>
        <table:table-column table:style-name="co6" table:default-cell-style-name="ce12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05" office:value-type="string" calcext:value-type="string">
            <text:p>Priorité MOA</text:p>
          </table:table-cell>
          <table:table-cell table:style-name="ce118" office:value-type="string" calcext:value-type="string">
            <text:p>Difficulté Tech</text:p>
          </table:table-cell>
          <table:table-cell table:style-name="ce105" office:value-type="string" calcext:value-type="string">
            <text:p>Avis PND</text:p>
          </table:table-cell>
          <table:table-cell table:style-name="ce162" office:value-type="string" calcext:value-type="string">
            <text:p>Identifiant</text:p>
          </table:table-cell>
          <table:table-cell table:style-name="ce162" office:value-type="string" calcext:value-type="string">
            <text:p>Catégorie</text:p>
          </table:table-cell>
          <table:table-cell table:style-name="ce162" office:value-type="string" calcext:value-type="string">
            <text:p>statut</text:p>
          </table:table-cell>
          <table:table-cell table:style-name="ce162" office:value-type="string" calcext:value-type="string">
            <text:p>Version ciblée</text:p>
          </table:table-cell>
          <table:table-cell table:style-name="ce162" office:value-type="string" calcext:value-type="string">
            <text:p>Résumé</text:p>
          </table:table-cell>
          <table:table-cell table:style-name="ce162" office:value-type="string" calcext:value-type="string">
            <text:p>group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en cours de recette</text:p>
          </table:table-cell>
          <table:table-cell/>
          <table:table-cell/>
          <table:table-cell office:value="49061" office:value-type="float"/>
          <table:table-cell office:value-type="string">
            <text:p>Evolution</text:p>
          </table:table-cell>
          <table:table-cell office:value-type="string">
            <text:p>traité</text:p>
          </table:table-cell>
          <table:table-cell office:value-type="string">
            <text:p>4.9.0</text:p>
          </table:table-cell>
          <table:table-cell office:value-type="string">
            <text:p>périmètre de migration de la 4.9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n cours de correction</text:p>
          </table:table-cell>
          <table:table-cell/>
          <table:table-cell/>
          <table:table-cell office:value="50413" office:value-type="float"/>
          <table:table-cell office:value-type="string">
            <text:p>Anomalie</text:p>
          </table:table-cell>
          <table:table-cell office:value-type="string">
            <text:p>à traiter</text:p>
          </table:table-cell>
          <table:table-cell office:value-type="string">
            <text:p>4.9.1</text:p>
          </table:table-cell>
          <table:table-cell office:value-type="string">
            <text:p>PROD &gt; message NCA_72h envoyé à Trafic2000 après arrivée du navire !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0877" office:value-type="float"/>
          <table:table-cell office:value-type="string">
            <text:p>Anomalie</text:p>
          </table:table-cell>
          <table:table-cell office:value-type="string">
            <text:p>réouvert</text:p>
          </table:table-cell>
          <table:table-cell office:value-type="string">
            <text:p>4.9.1</text:p>
          </table:table-cell>
          <table:table-cell office:value-type="string">
            <text:p>Profil AP &gt; Dossier escale &gt; accès FAL5-6 = erreur technique au lieu message “pas le droit” / pas toutes FAL dans tab bord deman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LIDEE</text:p>
          </table:table-cell>
          <table:table-cell office:value="40.0" office:value-type="float"/>
          <table:table-cell office:value="3.0" office:value-type="float"/>
          <table:table-cell office:value="49062" office:value-type="float"/>
          <table:table-cell office:value-type="string">
            <text:p>DECLAR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[FAL5/6] évolution m2m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LIDEE</text:p>
          </table:table-cell>
          <table:table-cell office:value="5.0" office:value-type="float"/>
          <table:table-cell office:value="3.0" office:value-type="float"/>
          <table:table-cell office:value="51597" office:value-type="float"/>
          <table:table-cell office:value-type="string">
            <text:p>SECURITE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[migration] mise à niveau des dépendances javascript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3.0" office:value-type="float"/>
          <table:table-cell office:value="46760" office:value-type="float"/>
          <table:table-cell office:value-type="string">
            <text:p>Anomalie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[FAL ISPS] ajouter un contrôle sur le format de l'OMI compagnie qui devrait être un entier 0-9999999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3.0" office:value-type="float"/>
          <table:table-cell office:value="2.0" office:value-type="float"/>
          <table:table-cell office:value="47655" office:value-type="float"/>
          <table:table-cell office:value-type="string">
            <text:p>DECLAR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ISPS &gt; Mouvement Cargo &gt; menu contextuel gauche &gt; accès limité aux formalité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46971" office:value-type="float"/>
          <table:table-cell office:value-type="string">
            <text:p>DIVERS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[T2k] Amélioration des notifications par mail des erreurs sur les messages T2k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0.0" office:value-type="float"/>
          <table:table-cell office:value="0.0" office:value-type="float"/>
          <table:table-cell office:value="47096" office:value-type="float"/>
          <table:table-cell office:value-type="string">
            <text:p>DIVERS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[MD] la séquence SEQ_CODE_MD_ONU ne semble pas utilisé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3.0" office:value-type="float"/>
          <table:table-cell office:value="49299" office:value-type="float"/>
          <table:table-cell office:value-type="string">
            <text:p>Anomalie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[ISPS] : difficulté de saisie des LOCODEs dans les fichiers excel =&gt; modifier les formes acceptées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3.0" office:value-type="float"/>
          <table:table-cell office:value="50740" office:value-type="float"/>
          <table:table-cell office:value-type="string">
            <text:p>Anomalie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ISPS &gt; Ordre des escales différent entre affichage FAL, export et message T2K car pas d’heure pour les hiéarchiser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3.0" office:value-type="float"/>
          <table:table-cell office:value="21839" office:value-type="float"/>
          <table:table-cell office:value-type="string">
            <text:p>Anomalie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Mauvaise réception des messages T2k "navires bannis"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916" office:value-type="float"/>
          <table:table-cell office:value-type="string">
            <text:p>Anomalie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[code] T2k test inutile donc probablement faux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2.0" office:value-type="float"/>
          <table:table-cell office:value="51787" office:value-type="float"/>
          <table:table-cell office:value-type="string">
            <text:p>SECURITE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[sécurité] suppression de l'impression des Escales et suppression de la dépendance à Birt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LIDEE</text:p>
          </table:table-cell>
          <table:table-cell office:value="8.0" office:value-type="float"/>
          <table:table-cell office:value="3.0" office:value-type="float"/>
          <table:table-cell office:value="51610" office:value-type="float"/>
          <table:table-cell office:value-type="string">
            <text:p>EVOLCONCEP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Recentrer le dossier d'escale au coeur de l'utilisation d'Escaleport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LIDEE</text:p>
          </table:table-cell>
          <table:table-cell office:value="8.0" office:value-type="float"/>
          <table:table-cell office:value="3.0" office:value-type="float"/>
          <table:table-cell office:value="51594" office:value-type="float"/>
          <table:table-cell office:value-type="string">
            <text:p>EVOLUTI</text:p>
          </table:table-cell>
          <table:table-cell office:value-type="string">
            <text:p>nouveau</text:p>
          </table:table-cell>
          <table:table-cell office:value-type="string">
            <text:p>4.11</text:p>
          </table:table-cell>
          <table:table-cell office:value-type="string">
            <text:p>Modifier les pages de saisie des FAL5 et 6 pour éviter les requêtes trop gross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3.0" office:value-type="float"/>
          <table:table-cell office:value="3.0" office:value-type="float"/>
          <table:table-cell office:value="51612" office:value-type="float"/>
          <table:table-cell/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Fusionner les IHM des demandes et des mouvement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3.0" office:value-type="float"/>
          <table:table-cell office:value="48744" office:value-type="float"/>
          <table:table-cell office:value-type="string">
            <text:p>EVOLCONCEP</text:p>
          </table:table-cell>
          <table:table-cell office:value-type="string">
            <text:p>nouveau</text:p>
          </table:table-cell>
          <table:table-cell office:value-type="string">
            <text:p>2021</text:p>
          </table:table-cell>
          <table:table-cell office:value-type="string">
            <text:p>recherche de navire: permettre une recherche sur l'ensemble des référentiels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3.0" office:value-type="float"/>
          <table:table-cell office:value="2.0" office:value-type="float"/>
          <table:table-cell office:value="51788" office:value-type="float"/>
          <table:table-cell office:value-type="string">
            <text:p>SECURITE</text:p>
          </table:table-cell>
          <table:table-cell office:value-type="string">
            <text:p>nouveau</text:p>
          </table:table-cell>
          <table:table-cell office:value-type="string">
            <text:p>4.11</text:p>
          </table:table-cell>
          <table:table-cell office:value-type="string">
            <text:p>[sécurité] mise à niveau de la librairie Log4J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2.0" office:value-type="float"/>
          <table:table-cell office:value="46812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Waste] Les déclaration ne comportant que le Summary (sans liste de déchets) sont refusée par T2k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LIDEE</text:p>
          </table:table-cell>
          <table:table-cell office:value="5.0" office:value-type="float"/>
          <table:table-cell office:value="3.0" office:value-type="float"/>
          <table:table-cell office:value="39066" office:value-type="float"/>
          <table:table-cell office:value-type="string">
            <text:p>EVOLUTI</text:p>
          </table:table-cell>
          <table:table-cell office:value-type="string">
            <text:p>nouveau</text:p>
          </table:table-cell>
          <table:table-cell office:value-type="string">
            <text:p>4.11</text:p>
          </table:table-cell>
          <table:table-cell office:value-type="string">
            <text:p>[FIXME][Tableaux des demandes] EVOL : ajouter AFFICHER toutes les demandes nécessitant une action capitaineri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LIDEE</text:p>
          </table:table-cell>
          <table:table-cell office:value="5.0" office:value-type="float"/>
          <table:table-cell office:value="3.0" office:value-type="float"/>
          <table:table-cell office:value="39065" office:value-type="float"/>
          <table:table-cell office:value-type="string">
            <text:p>EVOLUTI</text:p>
          </table:table-cell>
          <table:table-cell office:value-type="string">
            <text:p>nouveau</text:p>
          </table:table-cell>
          <table:table-cell office:value-type="string">
            <text:p>4.11</text:p>
          </table:table-cell>
          <table:table-cell office:value-type="string">
            <text:p>[FIXME][Tableaux des mouvements] EVOL: ajouter AFFICHER tous les mouvements en attente d'une action capitaineri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LIDEE</text:p>
          </table:table-cell>
          <table:table-cell office:value="13.0" office:value-type="float"/>
          <table:table-cell office:value="3.0" office:value-type="float"/>
          <table:table-cell office:value="39083" office:value-type="float"/>
          <table:table-cell office:value-type="string">
            <text:p>EVOLCONCEP</text:p>
          </table:table-cell>
          <table:table-cell office:value-type="string">
            <text:p>nouveau</text:p>
          </table:table-cell>
          <table:table-cell office:value-type="string">
            <text:p>4.11</text:p>
          </table:table-cell>
          <table:table-cell office:value-type="string">
            <text:p>[FIXME] EVOL : besoin de voir les navires au mouillag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3.0" office:value-type="float"/>
          <table:table-cell office:value="33947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chainage] En cas d'ajout ou suppression d'une DH le PAQ de départ du mouvement suivant (DH ou DS) doit être mis à jour 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8.0" office:value-type="float"/>
          <table:table-cell office:value="3.0" office:value-type="float"/>
          <table:table-cell office:value="45013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chainage] Corriger les calculs pour le contrôle de la disponibilité des postes à quai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8.0" office:value-type="float"/>
          <table:table-cell office:value="3.0" office:value-type="float"/>
          <table:table-cell office:value="45673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Ferry Ecran Saisie rapide mouvement &gt; MAJ PAQ &gt; graphiques POP et Occup quais pas mis à jour (pas de report sur le nouveau paq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3.0" office:value-type="float"/>
          <table:table-cell office:value="50945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FERRY][vigie calais] <text:s/>aucune contrainte ne permet que <text:s/>ETAmaj &gt; ETD ce qui peut provoquer des erreurs (ex: NCA_Port rejeté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3.0" office:value-type="float"/>
          <table:table-cell office:value="46828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erry &gt; POP vpm mvt avec MD &gt; Compléter mvt MD=oui passage à NON &gt; l’icone MD + la FAL MD ne sont pas retiré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3.0" office:value-type="float"/>
          <table:table-cell office:value="49866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 : pb lors MAJ ETA qui devient supérieure à la date ETD prév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9555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: prévision ENTREE maj des dates : alerte et renvoi pour report également sur la SORTIE si exist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3.0" office:value-type="float"/>
          <table:table-cell office:value="29079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Donner la possiblité à la capitainerie de supprimer un navire local ou temporaire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40.0" office:value-type="float"/>
          <table:table-cell office:value="3.0" office:value-type="float"/>
          <table:table-cell office:value="50199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 : solution au PB des compagnies ferries ne pouvant saisir les <text:s/>déclarations que si POP VPM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3.0" office:value-type="float"/>
          <table:table-cell office:value="45631" office:value-type="float"/>
          <table:table-cell office:value-type="string">
            <text:p>Anomalie</text:p>
          </table:table-cell>
          <table:table-cell office:value-type="string">
            <text:p>à traiter</text:p>
          </table:table-cell>
          <table:table-cell office:value-type="string">
            <text:p>2020</text:p>
          </table:table-cell>
          <table:table-cell office:value-type="string">
            <text:p>Demande Entree vpm &gt; maj ETD &gt; repasse ETA affectee en ETA origine dans les tab demandes et mvt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2.0" office:value-type="float"/>
          <table:table-cell office:value="38343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FAL MD &gt; ajouter des contrôles sur toutes les classifications et pas que IMDG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3.0" office:value-type="float"/>
          <table:table-cell office:value="2.0" office:value-type="float"/>
          <table:table-cell office:value="49994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Messages T2K ferries : ATAToPortOfCall vide dans les NCA_FAL5 et NCA_FAL6 même lorsque l'ATA est connu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2.0" office:value-type="float"/>
          <table:table-cell office:value="47095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FAL7] le libellé de la table code_md_onu ne permet pas de stocker la description complète des MD [FIXME]</text:p>
          </table:table-cell>
          <table:table-cell office:value-type="string">
            <text:p>FAL7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7094" office:value-type="float"/>
          <table:table-cell/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FAL7] le champ Description de la marchandise doit permettre la saisie de 350 caractères.</text:p>
          </table:table-cell>
          <table:table-cell office:value-type="string">
            <text:p>FAL7</text:p>
          </table:table-cell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2.0" office:value-type="float"/>
          <table:table-cell office:value="39081" office:value-type="float"/>
          <table:table-cell office:value-type="string">
            <text:p>EVOLUTI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Demande de Sortie &gt; Avis Capitainerie « VPM » &gt; ’écran avis&gt;rubrique « déchets »&gt; conserver ou pas champ Envoi message déchet dé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2.0" office:value-type="float"/>
          <table:table-cell office:value="51030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Tab bord demande et liste formalités Dossier escale &gt; Si demande annulée &gt; les formalités sont indiquées à Saisi au lieu de Annu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2.0" office:value-type="float"/>
          <table:table-cell office:value="50047" office:value-type="float"/>
          <table:table-cell office:value-type="string">
            <text:p>EVOLCONCEP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Paramétrer liens administrateur &gt; nombre de liens limité à 5 ce qui est trop faible + une erreur techn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2.0" office:value-type="float"/>
          <table:table-cell office:value="49126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Profil AP AUTORITE PORTUAIRE&gt; Demande Tab formalités : ISPS a disparu de la liste OR devrait apparaitre avec mess PAS DROIT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2.0" office:value-type="float"/>
          <table:table-cell office:value="46899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CNIL : anonymisation] permettre un paramétrage de la fréquence et de la durée en fonction des environnements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2.0" office:value-type="float"/>
          <table:table-cell office:value="45378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 T2K &gt; NCA_FAL7 &gt; Règle contactDetail du pragraphe §6.2.8.2. Bloc contact MD obligatoire que si MD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3.0" office:value-type="float"/>
          <table:table-cell office:value="2.0" office:value-type="float"/>
          <table:table-cell office:value="50452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Menu Liens &gt; permettre de mettre des liens sur URL ET Fichiers en public et en restreint à l’instar des avsi-consignes du menu a</text:p>
          </table:table-cell>
          <table:table-cell office:value-type="string">
            <text:p>liens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8965" office:value-type="float"/>
          <table:table-cell/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Rendre les liens de téléchargement des modèles de formalité accessibles sans authentification.</text:p>
          </table:table-cell>
          <table:table-cell office:value-type="string">
            <text:p>liens</text:p>
          </table:table-cell>
          <table:table-cell/>
          <table:table-cell/>
          <table:table-cell/>
          <table:table-cell/>
        </table:table-row>
        <table:table-row>
          <table:table-cell/>
          <table:table-cell office:value="3.0" office:value-type="float"/>
          <table:table-cell office:value="2.0" office:value-type="float"/>
          <table:table-cell office:value="48967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Les locode obsolètes sont remontés dans l'autocomplétio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3.0" office:value-type="float"/>
          <table:table-cell office:value="2.0" office:value-type="float"/>
          <table:table-cell office:value="43394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Avis D/H affectée &gt; un message d’alerte PAQ indispo affiché alors que hors chevauchement</text:p>
          </table:table-cell>
          <table:table-cell office:value-type="string">
            <text:p>indispo PAQ</text:p>
          </table:table-cell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2.0" office:value-type="float"/>
          <table:table-cell office:value="47670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rgonomie écran accès import ISP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2.0" office:value-type="float"/>
          <table:table-cell office:value="46974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T2k] Dans la liste des messages envoyés, l'action réémettre doit toujours être disponible pour les administrateur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5153" office:value-type="float"/>
          <table:table-cell/>
          <table:table-cell office:value-type="string">
            <text:p>nouveau</text:p>
          </table:table-cell>
          <table:table-cell office:value-type="string">
            <text:p>2021</text:p>
          </table:table-cell>
          <table:table-cell office:value-type="string">
            <text:p>[Poste et moyen] Ajouter une alerte lorsqu'on signale un niveau ISPS suppérieur à celui du quai demandé.</text:p>
          </table:table-cell>
          <table:table-cell office:value-type="string">
            <text:p>ISPS</text:p>
          </table:table-cell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2.0" office:value-type="float"/>
          <table:table-cell office:value="44927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 T2K &gt; pouvoir annuler une FAL WAST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2.0" office:value-type="float"/>
          <table:table-cell office:value="44640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T2k] FIXME : Permettre l'annulation d'une FAL ISP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2.0" office:value-type="float"/>
          <table:table-cell office:value="40605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Demande &gt; Tableau de bord &gt; source &gt; Mettre Importé si’il y a eu un import au lieu de saisi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8.0" office:value-type="float"/>
          <table:table-cell office:value="2.0" office:value-type="float"/>
          <table:table-cell office:value="51194" office:value-type="float"/>
          <table:table-cell office:value-type="string">
            <text:p>EVOLUTI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 gene : CONTACTS améliorer l'utilisatio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6081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trier le tableau des contacts par ordre alphabétique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5539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&gt; Tableau contacts ajouter colonne Activité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5479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&gt; Contact email 50 caractères max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6880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: Menu contacts &gt; ajouter critères recherche <text:s/>et pouvoir exporter/ importer des contacts (entre ports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8.0" office:value-type="float"/>
          <table:table-cell office:value="2.0" office:value-type="float"/>
          <table:table-cell office:value="47061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MD] permettre la mise à jour des listes de codes ONU et sous classe dans le menu administration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8.0" office:value-type="float"/>
          <table:table-cell office:value="2.0" office:value-type="float"/>
          <table:table-cell office:value="40877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Tab mouvements &gt; Annuler mouvement de sortie ferry &gt; On ne peut plus créer de nouveaux mouvements <text:s/>D ou S à partir du mouvement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XXX</text:p>
          </table:table-cell>
          <table:table-cell office:value="8.0" office:value-type="float"/>
          <table:table-cell office:value="2.0" office:value-type="float"/>
          <table:table-cell office:value="39105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: Menu Occupation des quais : permettre d’accéder directement aux dossiers (demandes, mouvements, escales) / Améliorer l’er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3.0" office:value-type="float"/>
          <table:table-cell office:value="2.0" office:value-type="float"/>
          <table:table-cell office:value="51192" office:value-type="float"/>
          <table:table-cell office:value-type="string">
            <text:p>EVOLCONCEP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 Conceptuelle &gt; Occupation des quais &gt; Même représentation graphique entre Ferry et cargo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51197" office:value-type="float"/>
          <table:table-cell office:value-type="string">
            <text:p>EVOLCONCEP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CONCEP : MOUVEMENTS revoir ergonomie et faciliter accès comme demandes</text:p>
          </table:table-cell>
          <table:table-cell office:value-type="string">
            <text:p>mouvements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0316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Mouvement &gt; inverser ordre saisie date entrée port et date pilotage</text:p>
          </table:table-cell>
          <table:table-cell office:value-type="string">
            <text:p>mouvements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18371" office:value-type="float"/>
          <table:table-cell/>
          <table:table-cell office:value-type="string">
            <text:p>accepté</text:p>
          </table:table-cell>
          <table:table-cell office:value-type="string">
            <text:p/>
          </table:table-cell>
          <table:table-cell office:value-type="string">
            <text:p>Dans mouvement, le consignataire n'a pas accès à la liste des passagers et de l'équipage.</text:p>
          </table:table-cell>
          <table:table-cell office:value-type="string">
            <text:p>mouvements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36303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rreur technique si avis Capitainerie donné avant la saisie des postes et moyen.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TTENDRE</text:p>
          </table:table-cell>
          <table:table-cell/>
          <table:table-cell office:value="2.0" office:value-type="float"/>
          <table:table-cell office:value="48745" office:value-type="float"/>
          <table:table-cell office:value-type="string">
            <text:p>EVOLCONCEP</text:p>
          </table:table-cell>
          <table:table-cell office:value-type="string">
            <text:p>nouveau</text:p>
          </table:table-cell>
          <table:table-cell office:value-type="string">
            <text:p>2021</text:p>
          </table:table-cell>
          <table:table-cell office:value-type="string">
            <text:p>[T2k] certains navire non OMI doivent transmettre des messages à T2k [FIXME]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51202" office:value-type="float"/>
          <table:table-cell office:value-type="string">
            <text:p>EVOVUTI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 gene : Gestion POP ferry améliorations d'utilisation</text:p>
          </table:table-cell>
          <table:table-cell office:value-type="string">
            <text:p>Améliorations du POP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25545" office:value-type="float"/>
          <table:table-cell office:value-type="string">
            <text:p>EVOVUTI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&gt; Ferry POP pouvoir afficher version souhaitée (gestion des versions POP)</text:p>
          </table:table-cell>
          <table:table-cell office:value-type="string">
            <text:p>Améliorations du POP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45000" office:value-type="float"/>
          <table:table-cell office:value-type="string">
            <text:p>EVOVUTI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POP Ferry &gt; enregistrer AJOUTER un contrôle d’alerte si la date de sortie n’a pas été saisies</text:p>
          </table:table-cell>
          <table:table-cell office:value-type="string">
            <text:p>Améliorations du POP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39780" office:value-type="float"/>
          <table:table-cell office:value-type="string">
            <text:p>EVOVUTI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erry &gt; POP &gt; importer annonces &gt; si date sortie=date entrée alors PAS de message d’erreur et génère erreur affichage POP graphi</text:p>
          </table:table-cell>
          <table:table-cell office:value-type="string">
            <text:p>Améliorations du POP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25492" office:value-type="float"/>
          <table:table-cell office:value-type="string">
            <text:p>EVOVUTI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&gt;Ferry POP visiblité mouvements associés</text:p>
          </table:table-cell>
          <table:table-cell office:value-type="string">
            <text:p>Améliorations du POP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23571" office:value-type="float"/>
          <table:table-cell office:value-type="string">
            <text:p>EVOVUTI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Accéder en lecture au POP à partir de l'écran mouvement rapide</text:p>
          </table:table-cell>
          <table:table-cell office:value-type="string">
            <text:p>Améliorations du POP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25544" office:value-type="float"/>
          <table:table-cell office:value-type="string">
            <text:p>EVOVUTI</text:p>
          </table:table-cell>
          <table:table-cell office:value-type="string">
            <text:p>commentaire</text:p>
          </table:table-cell>
          <table:table-cell office:value-type="string">
            <text:p>2020</text:p>
          </table:table-cell>
          <table:table-cell office:value-type="string">
            <text:p>Evol &gt; Ferry POP &gt; ajouter champ MD dans créer annonce</text:p>
          </table:table-cell>
          <table:table-cell office:value-type="string">
            <text:p>Améliorations du POP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44091" office:value-type="float"/>
          <table:table-cell office:value-type="string">
            <text:p>EVOVUTI</text:p>
          </table:table-cell>
          <table:table-cell office:value-type="string">
            <text:p>chiffré</text:p>
          </table:table-cell>
          <table:table-cell office:value-type="string">
            <text:p>2020</text:p>
          </table:table-cell>
          <table:table-cell office:value-type="string">
            <text:p>[POP] erreur technique si date de référence vide.</text:p>
          </table:table-cell>
          <table:table-cell office:value-type="string">
            <text:p>Améliorations du POP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22246" office:value-type="float"/>
          <table:table-cell office:value-type="string">
            <text:p>EVOVUTI</text:p>
          </table:table-cell>
          <table:table-cell office:value-type="string">
            <text:p>accepté</text:p>
          </table:table-cell>
          <table:table-cell office:value-type="string">
            <text:p/>
          </table:table-cell>
          <table:table-cell office:value-type="string">
            <text:p>Ferry &gt; maj dans Ecran vigie font des maj dans le POP prévisions : contraire aux règles (cf DAF)</text:p>
          </table:table-cell>
          <table:table-cell office:value-type="string">
            <text:p>Améliorations du POP</text:p>
          </table:table-cell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50982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PRODUCTION &gt; Import fichier de plus de 50 caractères = erreur exception techn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50962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4.11</text:p>
          </table:table-cell>
          <table:table-cell office:value-type="string">
            <text:p>Evol : Prévoir <text:s/>taille mini en largeur des écrans à défaut d’une adaptation auto liée à la taille fenêtre (scoll à droite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50878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Dossier escale &gt; PJ &gt; Nature PJ &gt; retirer le choix “incident” redondant avec la rubrique incidents escal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50863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&gt; Transfert demande autre consignataire &gt; si condfidentielle mettre mess alerte au moment du trf et pas lors MAJ consignata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50693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FAL5-6 &gt; Exporter en csv &gt; ordre dans le csv différent de l'ordre d'affichag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50088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ISPS ecran &gt; Modifier = la taille de l’écran est agrandie partie droite tronqué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48746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1</text:p>
          </table:table-cell>
          <table:table-cell office:value-type="string">
            <text:p>le numéro d'immatriculation du navire n'apparait pas dans la description du navire du tableau de bord de la demand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47921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T2k] le tirant d'eau n'est pas correctement contrôlé dans les formulaires et provoque des erreurs dans le message Departur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47185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FAL7] mauvais contrôle de l'unité de mesure des quantité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46956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date] contrôler que les dates saisies sont compatibles avec les messages T2k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46947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admin] gestion des nomenclature: suppression d'un item de nomenclateur &gt; erreur techn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46389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Demande &gt; Transfert consignataire suivant : ajouter un contrôle à l’enregistrement O/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44638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 T2K &gt; FAL ISPS ajouter un contrôle lors enreg pour avoir saisie d’un numéro Inmarsat que une foi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34639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Tableaude bord &gt; la case "terminé" d'une formalité ne doit pas être cochable si le formulaire correspondant n'est pas rempli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1.0" office:value-type="float"/>
          <table:table-cell office:value="42965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Avis capitainerie &gt; Alerter si saisi d'un PAQ ou heure sans avoir donner d'avis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1.0" office:value-type="float"/>
          <table:table-cell office:value="47676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ISPS ecran &gt; Valider/Refuser : pas d’info sur l’action effectuée (comme consolidée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1.0" office:value-type="float"/>
          <table:table-cell office:value="47524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1</text:p>
          </table:table-cell>
          <table:table-cell office:value-type="string">
            <text:p>[admin] gestion indispo des PAQ : alertes inutiles et perturbantes pour des indispo dans le passé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1.0" office:value-type="float"/>
          <table:table-cell office:value="42959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Historique demande : ajout de l'info indiquant qui a créé la demande (DAPAQ ou DAPAQ Flah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1.0" office:value-type="float"/>
          <table:table-cell office:value="39064" office:value-type="float"/>
          <table:table-cell office:value-type="string">
            <text:p>EVOLUTI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Tableaux des escales : ajouter critères recherche « non consolidée »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3.0" office:value-type="float"/>
          <table:table-cell office:value="1.0" office:value-type="float"/>
          <table:table-cell office:value="49654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navires attendu][navire à quai] erreur technique sur certaines recherches impliquant la paginatio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3.0" office:value-type="float"/>
          <table:table-cell office:value="1.0" office:value-type="float"/>
          <table:table-cell office:value="25559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 &gt; Gestion des demandes : pouvoir transférer la demande à 1 à n consignataires successifs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1.0" office:value-type="float"/>
          <table:table-cell office:value="45867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1</text:p>
          </table:table-cell>
          <table:table-cell office:value-type="string">
            <text:p>[stat] le formulaire de modification d'un chargement ne présente pas les valeurs initiales du chargement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8.0" office:value-type="float"/>
          <table:table-cell office:value="1.0" office:value-type="float"/>
          <table:table-cell office:value="44674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Anonymisation des données : supprimer uniquement le contenu des messages envoyés T2K mais pas la liste des messag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1.0" office:value-type="float"/>
          <table:table-cell office:value="50978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Autres fonctions &gt; Rechercher matière dangereuse &gt; les codes et début de chaine ne ressorte pas de la recherch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1.0" office:value-type="float"/>
          <table:table-cell office:value="47709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>2020</text:p>
          </table:table-cell>
          <table:table-cell office:value-type="string">
            <text:p>FAL ISPS et DMS &gt;Ajout ou Modif <text:s/>&gt; PAS le notification alerte de modif aux autres profils ayant acces (dans tab demande en jaun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1.0" office:value-type="float"/>
          <table:table-cell office:value="47636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>4.6.1</text:p>
          </table:table-cell>
          <table:table-cell office:value-type="string">
            <text:p>ISPS &gt; Exporter &gt; liste des 10 dernières escales &gt; ordre chronologique inversé voire MELANG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0.0" office:value-type="float"/>
          <table:table-cell office:value="50742" office:value-type="float"/>
          <table:table-cell office:value-type="string">
            <text:p>Ques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ISPS &gt; Pré-remplir : faut-il dupliquer également les activités de navire à navire ?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0.0" office:value-type="float"/>
          <table:table-cell office:value="49912" office:value-type="float"/>
          <table:table-cell office:value-type="string">
            <text:p>Ques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compatibilité des fichiers FAL5/6 Escaleport avec les modèles OMI FAL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0.0" office:value-type="float"/>
          <table:table-cell office:value="47594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logs prod] erreur hibernate à qualifier..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0.0" office:value-type="float"/>
          <table:table-cell office:value="47593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logs prod] SQL détection d'interblocag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voir cadre evol coneptuelle</text:p>
          </table:table-cell>
          <table:table-cell/>
          <table:table-cell office:value="0.0" office:value-type="float"/>
          <table:table-cell office:value="45854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: mess alerte à prévoir au moins à la confirmation demande pour les FAL clonées et non envoyées T2K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4759" office:value-type="float"/>
          <table:table-cell/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Demande Cloner &gt; clonage Cargaison + FA5+MD+ISPS+Dechets &gt; seuls message NCAport+FAL1+FAL5 généré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0.0" office:value-type="float"/>
          <table:table-cell office:value="25537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&gt; Pouvoir rectifier erreur sur mouvement réalisé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A FAIRE</text:p>
          </table:table-cell>
          <table:table-cell/>
          <table:table-cell office:value="40517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A FAIRE (hors klee)</text:p>
          </table:table-cell>
          <table:table-cell office:value-type="string">
            <text:p>Contacts &gt; base test 2 sociétés AP créées : impossible de supprimer AP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A FAIRE</text:p>
          </table:table-cell>
          <table:table-cell/>
          <table:table-cell office:value="35722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>A FAIRE (hors klee)</text:p>
          </table:table-cell>
          <table:table-cell office:value-type="string">
            <text:p>PB locode en ZZ88P ou ZZ88Q ou FR88Q non reconnus par Trafic 2000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A retester</text:p>
          </table:table-cell>
          <table:table-cell/>
          <table:table-cell office:value="40781" office:value-type="float"/>
          <table:table-cell office:value-type="string">
            <text:p>Anomalie</text:p>
          </table:table-cell>
          <table:table-cell office:value-type="string">
            <text:p>à recetter</text:p>
          </table:table-cell>
          <table:table-cell office:value-type="string">
            <text:p>4.2.0</text:p>
          </table:table-cell>
          <table:table-cell office:value-type="string">
            <text:p>POP &gt; impression &gt; couleur prevision cargo transformée sur PAQ Ferry en couleur bleu mouvement +traits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FAIRE</text:p>
          </table:table-cell>
          <table:table-cell/>
          <table:table-cell/>
          <table:table-cell office:value="49258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NCA_PORT Rochefort DE2019000211 non conforme / Port <text:s/>FI-Mantyluoto/Pori non connu de Trafic2000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Revoir</text:p>
          </table:table-cell>
          <table:table-cell/>
          <table:table-cell/>
          <table:table-cell office:value="48771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PROFIL SURETE :Pouvoir rendre effectif le profil sûreté + définir liste des fonctions accessibles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FAIRE nous</text:p>
          </table:table-cell>
          <table:table-cell/>
          <table:table-cell/>
          <table:table-cell office:value="47669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Ajouter contraintes dans le fichier modèle excel ISPS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faire</text:p>
          </table:table-cell>
          <table:table-cell/>
          <table:table-cell/>
          <table:table-cell office:value="45344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>A FAIRE (hors klee)</text:p>
          </table:table-cell>
          <table:table-cell office:value-type="string">
            <text:p>Evol : « nettoyer » les vieilles escales passées au travers de l’anonymisation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faire</text:p>
          </table:table-cell>
          <table:table-cell/>
          <table:table-cell/>
          <table:table-cell office:value="44712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A FAIRE (hors klee)</text:p>
          </table:table-cell>
          <table:table-cell office:value-type="string">
            <text:p>[Perf] requêtes Oracle trop "gourmandes" sur le journal des messages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voir nvi</text:p>
          </table:table-cell>
          <table:table-cell/>
          <table:table-cell/>
          <table:table-cell office:value="43196" office:value-type="float"/>
          <table:table-cell office:value-type="string">
            <text:p>Documenta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[DAF] RGG-GENDEM001 non prise en compte dans l'appli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voir Nvi</text:p>
          </table:table-cell>
          <table:table-cell/>
          <table:table-cell/>
          <table:table-cell office:value="43195" office:value-type="float"/>
          <table:table-cell office:value-type="string">
            <text:p>Documenta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[DAF] Règle RGG-DQF003 non respectée dans l'appli =&gt; voir ce qu'il faut fair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898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[SEM] le serveur FTP du SEM ne connait pas l'instruction REIN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X</text:p>
          </table:table-cell>
          <table:table-cell/>
          <table:table-cell/>
          <table:table-cell office:value="42876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Liens] Administration&gt; supprimer la limite du nombre de lien locaux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868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[TIMAD] les dates transmises dans DONNEES_ESCALES sont en UTC (super ou pas?)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796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Dossier Escale &gt; “Stats marchandises-Fiches saisies”=0 alors que 1 fiche a été saisi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789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Stats &gt; Créer fiche Multi Marchandises &gt; Saisie faiche &gt; Enregistrer et continuer &gt; Saisie nature 2nde fiche = erreur exceptio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783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Stats &gt; fiche Multi marchandises &gt; enregistrer et cloner = erreur exception techn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717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Dossier escale &gt; Ajout PJ incident escale = message erreur type pj incident / V4-2-2 report incident autres escal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629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Intégrer les mises à jour des LOCODE via le service de l'EMSA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469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Owasp CSRFGuard obsolète et pas satisfaisant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EJA VU</text:p>
          </table:table-cell>
          <table:table-cell/>
          <table:table-cell/>
          <table:table-cell office:value="42396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rreur technique lor de l'ajout d'un avis à une demand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393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Gérer POP &gt; tableau POP &gt; Action supprimer annonce &gt; Aucun message d’alerte avant suppressio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389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[TESTS] Saisie de deux matières dangereuses avec le mê numéro "ONU" =&gt; mettre à jour le cas de test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387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Possibilité d'ajouter zero matière dangereuse à une DAPAQ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366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A FAIRE (hors klee)</text:p>
          </table:table-cell>
          <table:table-cell office:value-type="string">
            <text:p>[référentiel] référentiel des locodes obsolèt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341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[TdB] Saisir le consignataire courant comme "Consignataire suivant" provoque plein de problèm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1711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Mouvement Entrée <text:s/>mvt ME réalisé <text:s/>&gt; occup quai : la ligne bleue est bornée à date prévue au lieu de inconnu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1614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Dans l'écran FAL1 de sortie le champ "Qté à bord" n'est pas obligatoire pour certains types de navires =&gt; REGLE DOUTEUS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1605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Anonymisation Capitaines saisis de la FAL1 mais pas Capitaines Ferries issus de la liste : Précisios dans le DAF à fair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VOIR NVI</text:p>
          </table:table-cell>
          <table:table-cell/>
          <table:table-cell/>
          <table:table-cell office:value="41224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[HEBERGEMENT] Une fuite de mémoire oblige le centre serveur à redémarrer l'application régulièrement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0727" office:value-type="float"/>
          <table:table-cell office:value-type="string">
            <text:p>Ques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Question : Quand transmettre exactement les FAL5-6 à Trafic2000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0391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site OMI FAL qui indique que les FAL ont changées au 01/01/2018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9831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Tableau des mouvements &gt; trou dans la numérotation si mouvements annulés auto par annulation des demand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9818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Stats &gt; A Rejouer n'apparait dans le tableau des fichiers stats pas suite à une modification de l'escale stat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9100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: pouvoir créer une <text:s/>DAPAQ avec un navire TBN pas encore connu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8344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AL MD &gt; champ « classification DPG » est ce le bon libellé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7516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Mettre à jour le document du modèle de données en ajoutant les tables GU_*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éjà vu</text:p>
          </table:table-cell>
          <table:table-cell/>
          <table:table-cell/>
          <table:table-cell office:value="36295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Problèmes de configuration des extensions de fichiers autorisées pour les types de PJ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6082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Pouvoir sélectionner les destinataires des infos accueil administrateur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5505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Le nom des pièces jointes est très peu contraint et les fichiers sont stocké tels quels sur le disque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5076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Tests détaillés FAL5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4781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Statistiques: comment modifier l'état (définitif ou provisoire) d'un fichier généré?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RETESTER</text:p>
          </table:table-cell>
          <table:table-cell/>
          <table:table-cell/>
          <table:table-cell office:value="28216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AL1 &gt; consignataire et capitainerie n'accèdent plus aux PJ diver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7474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AL1 &gt; Nouveau champ commentaire Capitainerie &gt; devrait déclencher l’ajout d’une ligne dans les notifications d’alerte du table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redecrire</text:p>
          </table:table-cell>
          <table:table-cell/>
          <table:table-cell/>
          <table:table-cell office:value="25547" office:value-type="float"/>
          <table:table-cell office:value-type="string">
            <text:p>EVOLUTI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Préalimenter le module stat avec les informations de l'escale (ex: FAL2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5546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Admin profils : certaines case à cocher ne servent à rien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5543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Tableau mouvements : ajouter un bouton jour 'J'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5494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Ajouter certaines infos (spécifiques ferry) à l'histor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5489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&gt; accès Smartphones et tablett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5473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Définir le format des fichiers d'import des formalités GUP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co à préciser</text:p>
          </table:table-cell>
          <table:table-cell/>
          <table:table-cell/>
          <table:table-cell office:value="47558" office:value-type="float"/>
          <table:table-cell office:value-type="string">
            <text:p>Evolution</text:p>
          </table:table-cell>
          <table:table-cell office:value-type="string">
            <text:p>commentaire</text:p>
          </table:table-cell>
          <table:table-cell office:value-type="string">
            <text:p>2020</text:p>
          </table:table-cell>
          <table:table-cell office:value-type="string">
            <text:p>faire apparaître l'état des formalités dans le tableau de bord des demandes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6879" office:value-type="float"/>
          <table:table-cell office:value-type="string">
            <text:p>EVOLUTI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EVOL : savoir si le navire provient d’un port Hors Shengen (procédures d’entrée différentes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5282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>2020</text:p>
          </table:table-cell>
          <table:table-cell office:value-type="string">
            <text:p>STATS &gt; Fiche march MULTI FRET&gt;Poids marchandises Pas d’arrondi sur les chiffres après la virgule EX : 172.41379310344828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5277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>2020</text:p>
          </table:table-cell>
          <table:table-cell office:value-type="string">
            <text:p>STATS &gt; Fiche marchandises&gt;Fret59a + cargaison choix Marchandise conteneurisée&gt; Modifier ficher = perte des infos conten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4373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>A FAIRE (hors klee)</text:p>
          </table:table-cell>
          <table:table-cell office:value-type="string">
            <text:p>[Perf] utilisation mémoire et CPU anormale en productio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407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Cloner DAPAQ &gt; Cloner toutes les FAL "coché"&gt; les FAL inexistantes d'origine sont crééés à vide dans la FAL cloné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1353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Admin Tech Central &gt; Param port CH &gt; Ajout d’1 PAQ ferry&gt; Enreg = erreur techn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7487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[MD] anno et évol liées à une meilleurs compréhension du formulaire MD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6563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Tableau des mouvements &gt; affiche mauvais PAQ si annulation mvt ferrie par Ecran vigi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5549" office:value-type="float"/>
          <table:table-cell office:value-type="string">
            <text:p>Evolution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Calais: la société JP demande interfaçage de leur SI voyageurs avec Escaleport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910" office:value-type="float"/>
          <table:table-cell office:value-type="string">
            <text:p>Evolution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Correspondant Stats &gt; Créer fic stats &gt; pouvoir supprimer un fichier créée par inadvertanc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906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Exports par profil &gt; pas les résultats attendus par profil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904" office:value-type="float"/>
          <table:table-cell office:value-type="string">
            <text:p>Evolution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Pouvoir gérer par module Ferry les navires OMI à lignes régulières autres que type transbordeur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903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Exports &gt; Manque les champs personnalisés de la fiche navir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902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Créer mouvement navire local &gt; saisie annulée &gt; mouvement quand même créé état MC en ne pouvant pas être annulé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881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Créer fichiers stats &gt; ne plus proposer les choix Eura* dans la liste "type de fichier"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849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Supprimer PAQ et des conséquenc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737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Marquer une DAPAQ confidentielle ne crée par d'alerte sur la demande dans le tableau de recherche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204" office:value-type="float"/>
          <table:table-cell office:value-type="string">
            <text:p>Evolution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Messages: ils devraient être séquentiels mais il y a des trous dans la numérotatio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2400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Profils Concessionnaire Exploitant + Consignataire <text:s/>= accès bloqué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2085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Imprimer dossier escale &gt; les champs inspection sont vid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2084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Compléter mouvement &gt; MD NON passe à OUI &gt; maj dans Dossier Escale mais pas maj dans Imprimer Dossier Escal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19952" office:value-type="float"/>
          <table:table-cell office:value-type="string">
            <text:p>Evolution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Permettre d'imprimer l'ensemble des pages dans des tableaux de résultat des recherch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18380" office:value-type="float"/>
          <table:table-cell office:value-type="string">
            <text:p>Evolution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Copie des formalités de DE vers D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18370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Profil capitainerie / AP / Vigi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3094" office:value-type="float"/>
          <table:table-cell office:value-type="string">
            <text:p>Evolution</text:p>
          </table:table-cell>
          <table:table-cell office:value-type="string">
            <text:p>à chiffrer</text:p>
          </table:table-cell>
          <table:table-cell office:value-type="string">
            <text:p>2020</text:p>
          </table:table-cell>
          <table:table-cell office:value-type="string">
            <text:p>Variabiliser l'entrée jndi de la ressource conteneur jdbc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941" office:value-type="float"/>
          <table:table-cell office:value-type="string">
            <text:p>Anomalie</text:p>
          </table:table-cell>
          <table:table-cell office:value-type="string">
            <text:p>à chiffrer</text:p>
          </table:table-cell>
          <table:table-cell office:value-type="string">
            <text:p/>
          </table:table-cell>
          <table:table-cell office:value-type="string">
            <text:p>[Anomalie documentaire] DAPAQ : incohérence des donné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2086" office:value-type="float"/>
          <table:table-cell office:value-type="string">
            <text:p>Evolution</text:p>
          </table:table-cell>
          <table:table-cell office:value-type="string">
            <text:p>à chiffrer</text:p>
          </table:table-cell>
          <table:table-cell office:value-type="string">
            <text:p/>
          </table:table-cell>
          <table:table-cell office:value-type="string">
            <text:p>Champs "marchandise déclarée" renseignés à partir menu Cargaison <text:s/>mais n'apparaissent pas à l'impression du dossier d'escale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4602" office:value-type="float"/>
          <table:table-cell office:value-type="string">
            <text:p>Anomalie</text:p>
          </table:table-cell>
          <table:table-cell office:value-type="string">
            <text:p>chiffré</text:p>
          </table:table-cell>
          <table:table-cell office:value-type="string">
            <text:p>2020</text:p>
          </table:table-cell>
          <table:table-cell office:value-type="string">
            <text:p>[FAL7] impossible de saisir le nombre de colis avec FireFox 60.2.2esr (64 bits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4230" office:value-type="float"/>
          <table:table-cell office:value-type="string">
            <text:p>Anomalie</text:p>
          </table:table-cell>
          <table:table-cell office:value-type="string">
            <text:p>chiffré</text:p>
          </table:table-cell>
          <table:table-cell office:value-type="string">
            <text:p>2020</text:p>
          </table:table-cell>
          <table:table-cell office:value-type="string">
            <text:p>[MVT] la consultation d'un mouvement avec passage d'écluse provoque des messages dans le log d'erreur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1604" office:value-type="float"/>
          <table:table-cell office:value-type="string">
            <text:p>Anomalie</text:p>
          </table:table-cell>
          <table:table-cell office:value-type="string">
            <text:p>chiffré</text:p>
          </table:table-cell>
          <table:table-cell office:value-type="string">
            <text:p>2020</text:p>
          </table:table-cell>
          <table:table-cell office:value-type="string">
            <text:p>Retour message T2K staut en échec suite coupure T2K délais émission trop court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0748" office:value-type="float"/>
          <table:table-cell office:value-type="string">
            <text:p>Anomalie</text:p>
          </table:table-cell>
          <table:table-cell office:value-type="string">
            <text:p>chiffré</text:p>
          </table:table-cell>
          <table:table-cell office:value-type="string">
            <text:p>2020</text:p>
          </table:table-cell>
          <table:table-cell office:value-type="string">
            <text:p>Dossier escale: Les formalités des demandes de sorties annulées apparaissent toujours dans la liste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6313" office:value-type="float"/>
          <table:table-cell office:value-type="string">
            <text:p>Evolution</text:p>
          </table:table-cell>
          <table:table-cell office:value-type="string">
            <text:p>chiffré</text:p>
          </table:table-cell>
          <table:table-cell office:value-type="string">
            <text:p>2020</text:p>
          </table:table-cell>
          <table:table-cell office:value-type="string">
            <text:p>Ajouter la configuration d'accès au PJ à la page de gestioen des profils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4334" office:value-type="float"/>
          <table:table-cell office:value-type="string">
            <text:p>Anomalie</text:p>
          </table:table-cell>
          <table:table-cell office:value-type="string">
            <text:p>accepté</text:p>
          </table:table-cell>
          <table:table-cell office:value-type="string">
            <text:p/>
          </table:table-cell>
          <table:table-cell office:value-type="string">
            <text:p>Tableau des demandes &gt; les numéros externes AP+ n’apparaissent pa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015" office:value-type="float"/>
          <table:table-cell office:value-type="string">
            <text:p>Anomalie</text:p>
          </table:table-cell>
          <table:table-cell office:value-type="string">
            <text:p>accepté</text:p>
          </table:table-cell>
          <table:table-cell office:value-type="string">
            <text:p/>
          </table:table-cell>
          <table:table-cell office:value-type="string">
            <text:p>FAE2016-015 Annulation d’un mouvement MAR de sortie Ferry à partir Ecran vigie supprime mouvement entrée prévu non annulé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2464" office:value-type="float"/>
          <table:table-cell office:value-type="string">
            <text:p>Anomalie</text:p>
          </table:table-cell>
          <table:table-cell office:value-type="string">
            <text:p>accepté</text:p>
          </table:table-cell>
          <table:table-cell office:value-type="string">
            <text:p/>
          </table:table-cell>
          <table:table-cell office:value-type="string">
            <text:p>DAF &gt; RGP-PJ004"Le système ne permet d’ajouter qu’une pièce jointe par incident" &gt; on peut en saisir plusieur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1877" office:value-type="float"/>
          <table:table-cell office:value-type="string">
            <text:p>Anomalie</text:p>
          </table:table-cell>
          <table:table-cell office:value-type="string">
            <text:p>accepté</text:p>
          </table:table-cell>
          <table:table-cell office:value-type="string">
            <text:p/>
          </table:table-cell>
          <table:table-cell office:value-type="string">
            <text:p>Problème FTP -alerte du CS St Malo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475" office:value-type="float"/>
          <table:table-cell office:value-type="string">
            <text:p>Anomalie</text:p>
          </table:table-cell>
          <table:table-cell office:value-type="string">
            <text:p>à traiter</text:p>
          </table:table-cell>
          <table:table-cell office:value-type="string">
            <text:p>A FAIRE (hors klee)</text:p>
          </table:table-cell>
          <table:table-cell office:value-type="string">
            <text:p>problème d'encodage des nouvelles chaînes sur différentes pag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6664" office:value-type="float"/>
          <table:table-cell office:value-type="string">
            <text:p>Anomalie</text:p>
          </table:table-cell>
          <table:table-cell office:value-type="string">
            <text:p>à traiter</text:p>
          </table:table-cell>
          <table:table-cell office:value-type="string">
            <text:p/>
          </table:table-cell>
          <table:table-cell office:value-type="string">
            <text:p>Message alerte sur disponibilité du PAQ : non conform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6459" office:value-type="float"/>
          <table:table-cell office:value-type="string">
            <text:p>Anomalie</text:p>
          </table:table-cell>
          <table:table-cell office:value-type="string">
            <text:p>à traiter</text:p>
          </table:table-cell>
          <table:table-cell office:value-type="string">
            <text:p/>
          </table:table-cell>
          <table:table-cell office:value-type="string">
            <text:p>Demande consignataire &gt; si 1 remorqueur demandé pas affiché dans Tableau demand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2535" office:value-type="float"/>
          <table:table-cell office:value-type="string">
            <text:p>Anomalie</text:p>
          </table:table-cell>
          <table:table-cell office:value-type="string">
            <text:p>à traiter</text:p>
          </table:table-cell>
          <table:table-cell office:value-type="string">
            <text:p/>
          </table:table-cell>
          <table:table-cell office:value-type="string">
            <text:p>Historique : ligne "Modification société lamanage" attribuée à un utilisateur est créée à chaque fois que cet utilisateur saisi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1522" office:value-type="float"/>
          <table:table-cell office:value-type="string">
            <text:p>Evolution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Accès base école pour les ports extern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1517" office:value-type="float"/>
          <table:table-cell office:value-type="string">
            <text:p>Evolution</text:p>
          </table:table-cell>
          <table:table-cell office:value-type="string">
            <text:p>à traiter</text:p>
          </table:table-cell>
          <table:table-cell office:value-type="string">
            <text:p/>
          </table:table-cell>
          <table:table-cell office:value-type="string">
            <text:p>Lors de la création d'une societe AP il ne devrait pas être nécessaire de lui affecter l'activite consignataire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462" office:value-type="float"/>
          <table:table-cell office:value-type="string">
            <text:p>Question</text:p>
          </table:table-cell>
          <table:table-cell office:value-type="string">
            <text:p>traité</text:p>
          </table:table-cell>
          <table:table-cell office:value-type="string">
            <text:p/>
          </table:table-cell>
          <table:table-cell office:value-type="string">
            <text:p>Question accès visiteurs pour base Integratio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-type="string">
            <text:p>A voir MOA</text:p>
          </table:table-cell>
          <table:table-cell office:value="39873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STATS &gt; demande Soes de faire cumul port en lourd et jauge brute pour l’ensemble des escales F1’ et F2’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-type="string">
            <text:p>A voir MOA</text:p>
          </table:table-cell>
          <table:table-cell office:value="39084" office:value-type="float"/>
          <table:table-cell office:value-type="string">
            <text:p>EVOLUTI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PNA (Ports Normands Associés) : souhaite intégrer dans Escaleport un module « light » Droits de port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-type="string">
            <text:p>A voir MOA</text:p>
          </table:table-cell>
          <table:table-cell office:value="37007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Ajouter message NCA_Mouill_rade pour envoi Trafic2000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-type="string">
            <text:p>A voir MOA</text:p>
          </table:table-cell>
          <table:table-cell office:value="36474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Décentralisation de la gestion des comptes utilisateur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-type="string">
            <text:p>A voir MOA</text:p>
          </table:table-cell>
          <table:table-cell office:value="25541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&gt; Stats mettre une alerte pour saisir champ rotations si saisie cumulé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175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Saisie rapide mouvement Ferry &gt; enregistrer = Error HTTP 500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702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ERRY &gt; Saisie rapide mvt ferries &gt; Enregistrer mvt = message PAQ indispo alors que libr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85" office:value-type="float"/>
          <table:table-cell/>
          <table:table-cell office:value-type="string">
            <text:p>nouveau</text:p>
          </table:table-cell>
          <table:table-cell office:value-type="string">
            <text:p>4.11</text:p>
          </table:table-cell>
          <table:table-cell office:value-type="string">
            <text:p>Param POP &gt; saisie champs Remarques au max capacité saisie possible &gt; enreg = erreur exception techn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700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ERRY &gt; Ecran saisie rapide mvt vigie &gt; pb affichage de l’écran en entier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699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xploitation &gt; Paramétrer POP &gt; Fenêtre non entière en consultation (modif ok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165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FERRY &gt; POP <text:s/>modifier annonce &gt; changer de jour ou annuler je perds mes modif &gt; l’annonce du départ disparait du POP graph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632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FERRy Saisie rapide mvt vigie &gt; pourquoi certaines dates apparaissent en jj/mm/aaaa et d’autres restent vides ?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630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FERRY Saisir rapide mvt vigie &gt; Modifier + Réaliser mouvment = internal Error HTTP200 (ok si enreg puis remodif et realise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608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FERRY Ecran rapide vigie mvt &gt; modifier+realiser mvt = erreur Http500 (OK si enregistrer avant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623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DS maj date heure départ = message faux heure doit etre supérieure à date précédente (cas NR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73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AL5 Equipage : <text:s/>liste type de pièce identité &gt; le choix ‘ Autre Pièce avec photo’ a disparu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617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FERRY &gt; si que mvt Entrée &gt; on ne peut pas créer mvt Sortie dans Saisie rapide mvt ni dans tab mvt = Erreur techn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605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Mouvements &gt; menu contextuel gauche &gt; navigation entre les FAL si retour sur Mouvement xxx ou Compléter mvt = Erreur HTTP404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93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FERRY POP &gt; le trigramme de la fiche navire pas pris en compte dans Zoom et Imprimer POP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158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FERRY &gt; POP &gt; imprimer 7 jour = erreur exception techn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34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Dossier Escale &gt; Détention navire &gt; date de fin détention dans le futur / pb affichag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24" office:value-type="float"/>
          <table:table-cell/>
          <table:table-cell office:value-type="string">
            <text:p>nouveau</text:p>
          </table:table-cell>
          <table:table-cell office:value-type="string">
            <text:p>4.8.3</text:p>
          </table:table-cell>
          <table:table-cell office:value-type="string">
            <text:p>DMS &gt; Saisie des escales avec dates &gt; enreg = OK &gt; si on retourne sur la DMS = dates VIDE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631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Anonymisation Via IHM: err 500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33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Créer DS &gt; PAQ de sortie faux et message alerte PAQ indispo non justifié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110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PJ pièce jointe &gt; menu dossier escale ou Menu demande &gt; Clic sur PJ = mess erreur Etat HTTP 404 found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173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Saisie rapide mouvement ferry &gt; comportement calendrier changé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192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Menu Mouvements <text:s/>Page x &gt; Action sur mouvement + RETOUR &gt; pb de chainage le retour ne se fait pas sur la pagex d’appel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04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Demande : utilisation d'un PAQ indisponible =&gt; les dates et motif d'indispo ne s’affichent pas dans le message d'erreur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43" office:value-type="float"/>
          <table:table-cell/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Affichage des PAQ &gt; l'affichage n'est pas dans l'ordre des numéros ex: P1, P10, P2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17" office:value-type="float"/>
          <table:table-cell/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ISPS et DMS : avoir les 10 dernière escales dans le même ordre <text:s/>chronolog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216" office:value-type="float"/>
          <table:table-cell/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Evolution des fichiers de log à la demande du centre serveur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1384" office:value-type="float"/>
          <table:table-cell/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CLONER Demande &gt; cloner les Fal de la demande origine &gt; La FAL WASTE n’est pas clonée alors que demandé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41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Mouvement réalisé &gt; pouvoir modifier les postes et moyen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26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: Elargir RECHERCHER à plus de 3 moi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21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: rendre visible le Certificat d'ASSURANCE obligatoire dans le tableau de bord de la demand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20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: intégrer la Change Crew List dans Escaleport plus visibl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18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Question ports : D/H arrivée prochain port pas conn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053" office:value-type="float"/>
          <table:table-cell/>
          <table:table-cell office:value-type="string">
            <text:p>commentaire</text:p>
          </table:table-cell>
          <table:table-cell office:value-type="string">
            <text:p>4.9.1</text:p>
          </table:table-cell>
          <table:table-cell office:value-type="string">
            <text:p>La consultation du site visiteur provoque la saturation immédiate de la mémoir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249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AL6 &gt; Code pays naissance inconnu &gt; Escaleport ZZ mais code ZZ pas trouvé dans ISO 3166-1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130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Suppression de la librairie Guava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096" office:value-type="float"/>
          <table:table-cell/>
          <table:table-cell office:value-type="string">
            <text:p>à traiter</text:p>
          </table:table-cell>
          <table:table-cell office:value-type="string">
            <text:p>4.9.1</text:p>
          </table:table-cell>
          <table:table-cell office:value-type="string">
            <text:p>[DAPAQ] la disposition des onglets n'est pas "jolie" pour les profiles non capitaineri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093" office:value-type="float"/>
          <table:table-cell/>
          <table:table-cell office:value-type="string">
            <text:p>à traiter</text:p>
          </table:table-cell>
          <table:table-cell office:value-type="string">
            <text:p>4.9.1</text:p>
          </table:table-cell>
          <table:table-cell office:value-type="string">
            <text:p>[DAPAQ] err taglib dans le cadre décision capitainerie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079" office:value-type="float"/>
          <table:table-cell/>
          <table:table-cell office:value-type="string">
            <text:p>à traiter</text:p>
          </table:table-cell>
          <table:table-cell office:value-type="string">
            <text:p>4.9.1</text:p>
          </table:table-cell>
          <table:table-cell office:value-type="string">
            <text:p>La consultation des notifications ne fonctionne pas parce que l'url utilise encore spring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081" office:value-type="float"/>
          <table:table-cell/>
          <table:table-cell office:value-type="string">
            <text:p>commentaire</text:p>
          </table:table-cell>
          <table:table-cell office:value-type="string">
            <text:p>4.9.1</text:p>
          </table:table-cell>
          <table:table-cell office:value-type="string">
            <text:p>Dans le rapport de test usine le profil visiteur est KO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043" office:value-type="float"/>
          <table:table-cell/>
          <table:table-cell office:value-type="string">
            <text:p>à traiter</text:p>
          </table:table-cell>
          <table:table-cell office:value-type="string">
            <text:p>4.9.1</text:p>
          </table:table-cell>
          <table:table-cell office:value-type="string">
            <text:p>Pas d'alerte sur le changement de config apache dans le manuel d'installation de la 4.9.0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078" office:value-type="float"/>
          <table:table-cell/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ferry] la création d'un mouvement de sortie à partir d'un mouvement d'entrée pose plein de problèmes d'utilisation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023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Créer mouvement navire local &gt; saisie poste-moyens + mvt prévu&gt; enreg OK &gt; retour = erreur exception techn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020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NCA_Port statut non conforme “Business Error : L'identifiant d'escale est dÃ©jÃ <text:s/>existant pour une escale d'un autre navire”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1918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Demande Sortie &gt; maj D/H départ prévue IMPOSSIBLE car fait référence à une date demande précédente bien que ANNULEE (déhalage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1910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: permettre profil Administrateur de remettre un mouvement de état MR à état MC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1793" office:value-type="float"/>
          <table:table-cell/>
          <table:table-cell office:value-type="string">
            <text:p>nouveau</text:p>
          </table:table-cell>
          <table:table-cell office:value-type="string">
            <text:p>4.11</text:p>
          </table:table-cell>
          <table:table-cell office:value-type="string">
            <text:p>Supprimer le champ consignataire suivant du formulaire DAPAQ flash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1723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ERRY POP vpm &gt; on ne peut pas insérer d’annonces de Déhalage ni annuler des annonces si annonces à cheval jours différent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1705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ISPS &gt; PRE-REMPLIR &gt; le code de l’installation du port provenance = 0000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 table:style-name="ce2"/>
          <table:table-cell table:style-name="ce10"/>
          <table:table-cell table:style-name="ce9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3"/>
          <table:table-cell table:style-name="ce11"/>
          <table:table-cell table:style-name="ce99"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3"/>
          <table:table-cell table:style-name="ce12"/>
          <table:table-cell table:style-name="ce9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3"/>
          <table:table-cell table:style-name="ce13"/>
          <table:table-cell table:style-name="ce9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4"/>
          <table:table-cell table:style-name="ce15"/>
          <table:table-cell table:style-name="ce104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3"/>
          <table:table-cell table:style-name="ce16"/>
          <table:table-cell table:style-name="ce9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3"/>
          <table:table-cell table:style-name="ce16"/>
          <table:table-cell table:style-name="ce9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3"/>
          <table:table-cell table:style-name="ce18"/>
          <table:table-cell table:style-name="ce9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"/>
          <table:table-cell table:style-name="ce27"/>
          <table:table-cell table:style-name="ce99"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3"/>
          <table:table-cell table:style-name="ce28"/>
          <table:table-cell table:style-name="ce99"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"/>
          <table:table-cell table:style-name="ce4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45"/>
          <table:table-cell/>
          <table:table-cell table:style-name="ce98"/>
          <table:table-cell/>
          <table:table-cell/>
          <table:table-cell/>
          <table:table-cell table:style-name="ce147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53"/>
          <table:table-cell table:style-name="ce80"/>
          <table:table-cell table:style-name="ce96"/>
          <table:table-cell/>
          <table:table-cell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ce5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56"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5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5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5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59"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ce6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09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9"/>
          <table:table-cell table:style-name="ce87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 table:style-name="ce148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table:style-name="ce98"/>
          <table:table-cell/>
          <table:table-cell/>
          <table:table-cell/>
          <table:table-cell table:style-name="ce148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table:style-name="ce98"/>
          <table:table-cell/>
          <table:table-cell/>
          <table:table-cell/>
          <table:table-cell table:style-name="ce148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table:style-name="ce98"/>
          <table:table-cell/>
          <table:table-cell/>
          <table:table-cell/>
          <table:table-cell table:style-name="ce148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table:style-name="ce98"/>
          <table:table-cell/>
          <table:table-cell/>
          <table:table-cell/>
          <table:table-cell table:style-name="ce148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 table:style-name="ce148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 table:style-name="ce148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table:style-name="ce98"/>
          <table:table-cell/>
          <table:table-cell/>
          <table:table-cell/>
          <table:table-cell table:style-name="ce148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table:style-name="ce98"/>
          <table:table-cell/>
          <table:table-cell/>
          <table:table-cell/>
          <table:table-cell table:style-name="ce148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88"/>
          <table:table-cell/>
          <table:table-cell/>
          <table:table-cell table:style-name="ce116"/>
          <table:table-cell table:style-name="ce116"/>
          <table:table-cell table:style-name="ce128"/>
          <table:table-cell/>
          <table:table-cell table:style-name="ce124"/>
          <table:table-cell/>
          <table:table-cell/>
          <table:table-cell/>
          <table:table-cell/>
        </table:table-row>
        <table:table-row table:style-name="ro1">
          <table:table-cell/>
          <table:table-cell table:style-name="ce88"/>
          <table:table-cell/>
          <table:table-cell/>
          <table:table-cell table:style-name="ce116"/>
          <table:table-cell table:style-name="ce116"/>
          <table:table-cell/>
          <table:table-cell/>
          <table:table-cell table:style-name="ce124"/>
          <table:table-cell/>
          <table:table-cell/>
          <table:table-cell/>
          <table:table-cell/>
        </table:table-row>
        <table:table-row table:style-name="ro1">
          <table:table-cell/>
          <table:table-cell table:style-name="ce88"/>
          <table:table-cell/>
          <table:table-cell/>
          <table:table-cell table:style-name="ce116"/>
          <table:table-cell table:style-name="ce116"/>
          <table:table-cell table:style-name="ce128"/>
          <table:table-cell/>
          <table:table-cell table:style-name="ce124"/>
          <table:table-cell/>
          <table:table-cell/>
          <table:table-cell/>
          <table:table-cell/>
        </table:table-row>
        <table:table-row table:style-name="ro1">
          <table:table-cell/>
          <table:table-cell table:style-name="ce88"/>
          <table:table-cell/>
          <table:table-cell/>
          <table:table-cell table:style-name="ce116"/>
          <table:table-cell table:style-name="ce116"/>
          <table:table-cell table:style-name="ce128"/>
          <table:table-cell/>
          <table:table-cell table:style-name="ce124"/>
          <table:table-cell/>
          <table:table-cell/>
          <table:table-cell/>
          <table:table-cell/>
        </table:table-row>
        <table:table-row table:style-name="ro1">
          <table:table-cell/>
          <table:table-cell table:style-name="ce88"/>
          <table:table-cell/>
          <table:table-cell/>
          <table:table-cell table:style-name="ce116"/>
          <table:table-cell table:style-name="ce116"/>
          <table:table-cell table:style-name="ce128"/>
          <table:table-cell/>
          <table:table-cell table:style-name="ce124"/>
          <table:table-cell/>
          <table:table-cell/>
          <table:table-cell/>
          <table:table-cell/>
        </table:table-row>
        <table:table-row table:style-name="ro1">
          <table:table-cell/>
          <table:table-cell table:style-name="ce88"/>
          <table:table-cell/>
          <table:table-cell/>
          <table:table-cell table:style-name="ce116"/>
          <table:table-cell table:style-name="ce116"/>
          <table:table-cell table:style-name="ce128"/>
          <table:table-cell/>
          <table:table-cell table:style-name="ce124"/>
          <table:table-cell/>
          <table:table-cell/>
          <table:table-cell/>
          <table:table-cell/>
        </table:table-row>
        <table:table-row table:style-name="ro1">
          <table:table-cell/>
          <table:table-cell table:style-name="ce88"/>
          <table:table-cell/>
          <table:table-cell/>
          <table:table-cell table:style-name="ce116"/>
          <table:table-cell table:style-name="ce116"/>
          <table:table-cell table:style-name="ce128"/>
          <table:table-cell/>
          <table:table-cell table:style-name="ce124"/>
          <table:table-cell/>
          <table:table-cell/>
          <table:table-cell/>
          <table:table-cell/>
        </table:table-row>
        <table:table-row table:style-name="ro1">
          <table:table-cell/>
          <table:table-cell table:style-name="ce88"/>
          <table:table-cell/>
          <table:table-cell/>
          <table:table-cell table:style-name="ce116"/>
          <table:table-cell table:style-name="ce116"/>
          <table:table-cell table:style-name="ce128"/>
          <table:table-cell/>
          <table:table-cell table:style-name="ce124"/>
          <table:table-cell/>
          <table:table-cell/>
          <table:table-cell/>
          <table:table-cell/>
        </table:table-row>
        <table:table-row table:style-name="ro1">
          <table:table-cell/>
          <table:table-cell table:style-name="ce88"/>
          <table:table-cell/>
          <table:table-cell/>
          <table:table-cell table:style-name="ce116"/>
          <table:table-cell table:style-name="ce116"/>
          <table:table-cell table:style-name="ce128"/>
          <table:table-cell/>
          <table:table-cell table:style-name="ce124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 table:style-name="ce24"/>
          <table:table-cell/>
          <table: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4"/>
          <table:table-cell/>
          <table: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1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4"/>
          <table:table-cell/>
          <table: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4"/>
          <table:table-cell/>
          <table: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6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4"/>
          <table:table-cell/>
          <table: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4"/>
          <table:table-cell/>
          <table: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4"/>
          <table:table-cell/>
          <table: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4"/>
          <table:table-cell/>
          <table: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4"/>
          <table:table-cell/>
          <table: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7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7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7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7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7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7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7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7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calcext:conditional-formats>
          <calcext:conditional-format calcext:target-range-address="mantis.C171:mantis.C172 mantis.A171:mantis.A172 mantis.C176:mantis.C176 mantis.A176:mantis.A176 mantis.C168:mantis.C169 mantis.A168:mantis.A169 mantis.C109:mantis.C109 mantis.A109:mantis.A109 mantis.C141:mantis.C148 mantis.A127:mantis.A148 mantis.C173:mantis.C174 mantis.A173:mantis.A174 mantis.C178:mantis.C178 mantis.A178:mantis.A178 mantis.C180:mantis.C180 mantis.A180:mantis.A180 mantis.C100:mantis.C108 mantis.A100:mantis.A108 mantis.C151:mantis.C167 mantis.A151:mantis.A167 mantis.A35:mantis.A36 mantis.A243:mantis.A1048576 mantis.C243:mantis.C1048576 mantis.C127:mantis.C140 mantis.A182:mantis.A242 mantis.C111:mantis.C126 mantis.A111:mantis.A126 mantis.C182:mantis.C242 mantis.A40:mantis.A45 mantis.A19:mantis.A33 mantis.A1:mantis.A17 mantis.A47:mantis.A98 mantis.C1:mantis.C98 mantis.B49:mantis.B60">
            <calcext:condition calcext:apply-style-name="Prio3 orange clair" calcext:value="=1" calcext:base-cell-address="mantis.A1"/>
            <calcext:condition calcext:apply-style-name="Prio2 orange" calcext:value="=2" calcext:base-cell-address="mantis.A1"/>
            <calcext:condition calcext:apply-style-name="Prio1 rouge" calcext:value="=3" calcext:base-cell-address="mantis.A1"/>
          </calcext:conditional-format>
          <calcext:conditional-format calcext:target-range-address="mantis.B233:mantis.B1048576 mantis.B12:mantis.B12 mantis.B35:mantis.B41 mantis.B44:mantis.B45 mantis.B1:mantis.B1 mantis.B187:mantis.B224 mantis.B88:mantis.B186 mantis.B61:mantis.B78 mantis.B47:mantis.B48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43:mantis.B4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2:mantis.B3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9:mantis.B30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1:mantis.B31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4:mantis.B34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3:mantis.B3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46:mantis.B46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4:mantis.B24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25:mantis.B23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42:mantis.B4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5:mantis.B15 mantis.B13:mantis.B1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6:mantis.B16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7:mantis.B17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8:mantis.B18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0:mantis.B20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4:mantis.B14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3:mantis.B2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:mantis.B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:mantis.B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4:mantis.B4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5:mantis.B5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6:mantis.B6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7:mantis.B8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9:mantis.B9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6:mantis.B27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1:mantis.B2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9:mantis.B19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8:mantis.B28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5:mantis.B25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0:mantis.B10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1:mantis.B11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79:mantis.B87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</calcext:conditional-formats>
      </table:table>
      <table:table table:name="action snum" table:style-name="ta1">
        <table:table-column table:style-name="co9" table:default-cell-style-name="ce24"/>
        <table:table-column table:style-name="co10" table:default-cell-style-name="ce197"/>
        <table:table-column table:style-name="co11" table:default-cell-style-name="Default"/>
        <table:table-column table:style-name="co9" table:number-columns-repeated="1021" table:default-cell-style-name="Default"/>
        <table:table-row table:style-name="ro1">
          <table:table-cell table:style-name="ce165"/>
          <table:table-cell table:style-name="ce178" office:value-type="string" calcext:value-type="string">
            <text:p>ticket</text:p>
          </table:table-cell>
          <table:table-cell table:style-name="ce198" office:value-type="string" calcext:value-type="string">
            <text:p>action à faire </text:p>
          </table:table-cell>
          <table:table-cell table:number-columns-repeated="1021"/>
        </table:table-row>
        <table:table-row table:style-name="ro1">
          <table:table-cell table:style-name="ce173"/>
          <table:table-cell table:style-name="ce194" office:value-type="string" calcext:value-type="string">
            <text:p>4.8.*</text:p>
          </table:table-cell>
          <table:table-cell table:style-name="ce205" office:value-type="string" calcext:value-type="string">
            <text:p>Recette 4.8</text:p>
          </table:table-cell>
          <table:table-cell table:style-name="ce206" table:number-columns-repeated="1021"/>
        </table:table-row>
        <table:table-row table:style-name="ro1">
          <table:table-cell table:style-name="ce85" office:value-type="float" office:value="50155" calcext:value-type="float">
            <text:p>50155</text:p>
          </table:table-cell>
          <table:table-cell office:value-type="string" calcext:value-type="string">
            <text:p>Import PROD FAL5-6 grosses listes = ERREUR (=&gt; paramétrage centre serveur)</text:p>
          </table:table-cell>
          <table:table-cell office:value-type="string" calcext:value-type="string">
            <text:p>relancer le centre serveur doit fonctionner en mars</text:p>
          </table:table-cell>
          <table:table-cell table:number-columns-repeated="1021"/>
        </table:table-row>
        <table:table-row table:style-name="ro1">
          <table:table-cell table:style-name="ce85" office:value-type="float" office:value="51594" calcext:value-type="float">
            <text:p>51594</text:p>
          </table:table-cell>
          <table:table-cell office:value-type="string" calcext:value-type="string">
            <text:p>Modifier les pages de saisie des FAL5 et 6 pour éviter les requêtes trop grosse</text:p>
          </table:table-cell>
          <table:table-cell office:value-type="string" calcext:value-type="string">
            <text:p>faire le point avec les utilisateurs de ces pages pour lister les besoins</text:p>
          </table:table-cell>
          <table:table-cell table:number-columns-repeated="1021"/>
        </table:table-row>
        <table:table-row table:style-name="ro3">
          <table:table-cell table:style-name="ce85" office:value-type="float" office:value="39066" calcext:value-type="float">
            <text:p>39066</text:p>
          </table:table-cell>
          <table:table-cell office:value-type="string" calcext:value-type="string">
            <text:p>[FIXME][Tableaux des demandes] EVOL : ajouter AFFICHER toutes les demandes nécessitant une action capitainerie</text:p>
          </table:table-cell>
          <table:table-cell office:value-type="string" calcext:value-type="string">
            <text:p>rédiger l’expression de besoin et faire valider par les capitaineries</text:p>
          </table:table-cell>
          <table:table-cell table:style-name="ce153"/>
          <table:table-cell table:number-columns-repeated="1020"/>
        </table:table-row>
        <table:table-row table:style-name="ro3">
          <table:table-cell table:style-name="ce85" office:value-type="float" office:value="39065" calcext:value-type="float">
            <text:p>39065</text:p>
          </table:table-cell>
          <table:table-cell office:value-type="string" calcext:value-type="string">
            <text:p>[FIXME][Tableaux des mouvements] EVOL: ajouter AFFICHER tous les mouvements en attente d'une action capitainerie</text:p>
          </table:table-cell>
          <table:table-cell office:value-type="string" calcext:value-type="string">
            <text:p>rédiger l’expression de besoin et faire valider par les capitaineries</text:p>
          </table:table-cell>
          <table:table-cell table:style-name="ce153"/>
          <table:table-cell table:number-columns-repeated="1020"/>
        </table:table-row>
        <table:table-row table:style-name="ro1">
          <table:table-cell table:style-name="ce95" office:value-type="float" office:value="39083" calcext:value-type="float">
            <text:p>39083</text:p>
          </table:table-cell>
          <table:table-cell table:style-name="Default" office:value-type="string" calcext:value-type="string">
            <text:p>[FIXME] EVOL : besoin de voir les navires au mouillage</text:p>
          </table:table-cell>
          <table:table-cell office:value-type="string" calcext:value-type="string">
            <text:p>rédiger l’expression de besoin et faire valider par les capitaineries</text:p>
          </table:table-cell>
          <table:table-cell table:number-columns-repeated="1021"/>
        </table:table-row>
        <table:table-row table:style-name="ro1">
          <table:table-cell table:style-name="ce95" office:value-type="float" office:value="38343" calcext:value-type="float">
            <text:p>38343</text:p>
          </table:table-cell>
          <table:table-cell table:style-name="Default" office:value-type="string" calcext:value-type="string">
            <text:p>FAL MD &gt; ajouter des contrôles sur toutes les classifications et pas que IMDG</text:p>
          </table:table-cell>
          <table:table-cell office:value-type="string" calcext:value-type="string">
            <text:p>comprendre ce qu’il faut faire le décrire correctement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ntis.A1:mantis.AMJ1048576" table:contains-header="false">
          <table:sort>
            <table:sort-by table:field-number="2" table:order="descending" table:data-type="automatic"/>
            <table:sort-by table:field-number="1" table:data-type="automatic"/>
          </table:sort>
        </table:database-range>
      </table:database-ranges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rio1_20_rouge" style:display-name="Prio1 rouge" style:family="table-cell" style:parent-style-name="Default">
      <style:table-cell-properties fo:background-color="#ff6666"/>
    </style:style>
    <style:style style:name="Prio2_20_orange" style:display-name="Prio2 orange" style:family="table-cell" style:parent-style-name="Default">
      <style:table-cell-properties fo:background-color="#ff9900"/>
    </style:style>
    <style:style style:name="Prio3_20_orange_20_clair" style:display-name="Prio3 orange clair" style:family="table-cell" style:parent-style-name="Default">
      <style:table-cell-properties fo:background-color="#ffcc99"/>
    </style:style>
  </office:styles>
  <office:automatic-styles>
    <style:page-layout style:name="Mpm1">
      <style:page-layout-properties fo:margin-top="10mm" fo:margin-bottom="10mm" fo:margin-left="10mm" fo:margin-right="10mm" style:scale-to="5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7:11:21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7:49:56.969000000</meta:creation-date>
    <meta:editing-duration>P0D</meta:editing-duration>
    <meta:editing-cycles>2</meta:editing-cycles>
    <meta:generator>http://pypi.python.org/pypi/ezodf/0.1.0$Python3.8.1 (tags/v3.8.1:1b293b6, Dec 18 2019, 22:39:24) [MSC v.1916 32 bit (Intel)]</meta:generator>
    <meta:document-statistic meta:table-count="2" meta:cell-count="31" meta:object-count="0"/>
    <dc:date>2020-04-02T17:54:48.904642</dc:date>
  </office:meta>
</office:document-meta>
</file>